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="Arrow" draw:marker-end-width="0.5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style:font-name="Comic Sans MS" fo:font-size="25pt" style:font-size-asian="25pt" style:font-size-complex="25pt"/>
    </style:style>
    <style:style style:name="P2" style:family="paragraph">
      <style:paragraph-properties fo:text-align="center"/>
      <style:text-properties style:font-name="Comic Sans MS"/>
    </style:style>
    <style:style style:name="P3" style:family="paragraph">
      <style:paragraph-properties fo:text-align="center"/>
      <style:text-properties fo:font-size="25pt" style:font-size-asian="25pt" style:font-size-complex="25pt"/>
    </style:style>
    <style:style style:name="P4" style:family="paragraph">
      <style:paragraph-properties fo:text-align="center"/>
    </style:style>
    <style:style style:name="P5" style:family="paragraph">
      <style:text-properties style:font-name="Comic Sans MS" fo:font-size="25pt" style:font-size-asian="25pt" style:font-size-complex="25pt"/>
    </style:style>
    <style:style style:name="T1" style:family="text">
      <style:text-properties style:font-name="Comic Sans MS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9" draw:id="id9" draw:layer="layout" svg:width="1.26cm" svg:height="1.112cm" svg:x="18.5cm" svg:y="12.6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1.26cm" svg:height="1.112cm" svg:x="17.84cm" svg:y="12.6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1.26cm" svg:height="1.112cm" svg:x="3.94cm" svg:y="2.188cm"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5.5cm" svg:height="1.8cm" svg:x="1.3cm" svg:y="1.5cm">
          <text:p text:style-name="P2"><text:span text:style-name="T1">GNU mak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13.8cm" svg:height="2.1cm" svg:x="7.6cm" svg:y="8cm">
          <text:p text:style-name="P3"><text:span text:style-name="T1">metasepi/sys/hsbuild/hs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1" xml:id="id1" draw:id="id1" draw:layer="layout" svg:width="11.586cm" svg:height="2.1cm" svg:x="8.7cm" svg:y="2cm">
          <text:p text:style-name="P3"><text:span text:style-name="T1">metasepi/sys/hssrc/*.h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4" draw:layer="layout" draw:type="curve" svg:x1="14.493cm" svg:y1="4.1cm" svg:x2="14.5cm" svg:y2="8cm" draw:start-shape="id1" draw:start-glue-point="6" draw:end-shape="id2" draw:end-glue-point="4" svg:d="m14493 4100c0 2925 7 975 7 3900" svg:viewBox="0 0 8 3901">
          <text:p/>
        </draw:connector>
        <draw:custom-shape draw:style-name="gr2" draw:text-style-name="P1" xml:id="id5" draw:id="id5" draw:layer="layout" svg:width="3.6cm" svg:height="1.8cm" svg:x="11.4cm" svg:y="4.8cm">
          <text:p text:style-name="P2"><text:span text:style-name="T1">Ajh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0" draw:id="id10" draw:layer="layout" svg:width="6.7cm" svg:height="2cm" svg:x="15.5cm" svg:y="17.8cm">
          <text:p text:style-name="P4"><text:span text:style-name="T1">Kernel binary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14.5cm" svg:y1="10.1cm" svg:x2="18.47cm" svg:y2="12.688cm" draw:start-shape="id2" draw:start-glue-point="6" draw:end-shape="id3" draw:end-glue-point="0" svg:d="m14500 10100c0 1980 3970 686 3970 2588" svg:viewBox="0 0 3971 2589">
          <text:p/>
        </draw:connector>
        <draw:g xml:id="id7" draw:id="id7">
          <draw:custom-shape draw:style-name="gr2" draw:text-style-name="P1" draw:layer="layout" svg:width="9.9cm" svg:height="3.2cm" svg:x="13.9cm" svg:y="12.7cm">
            <text:p text:style-name="P2"><text:span text:style-name="T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3.6cm" svg:height="1.8cm" svg:x="14.6cm" svg:y="13.4cm">
            <text:p text:style-name="P2"><text:span text:style-name="T1">confi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3.6cm" svg:height="1.8cm" svg:x="19.5cm" svg:y="13.4cm">
            <text:p text:style-name="P2"><text:span text:style-name="T1">gc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5" draw:layer="layout" svg:width="0.925cm" svg:height="1.479cm" svg:x="18.4cm" svg:y="13.5cm">
            <draw:text-box>
              <text:p><text:span text:style-name="T1">+</text:span></text:p>
            </draw:text-box>
          </draw:frame>
        </draw:g>
        <draw:custom-shape draw:style-name="gr2" draw:text-style-name="P1" draw:layer="layout" svg:width="11.586cm" svg:height="2.1cm" svg:x="8.414cm" svg:y="1.6cm">
          <text:p text:style-name="P3"><text:span text:style-name="T1">metasepi/sys/hssrc/*.h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1" draw:layer="layout" svg:width="11.586cm" svg:height="2.1cm" svg:x="7.928cm" svg:y="1.2cm">
          <text:p text:style-name="P3"><text:span text:style-name="T1">metasepi/sys/hssrc/*.h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4" draw:layer="layout" draw:type="curve" svg:x1="4.57cm" svg:y1="3.3cm" svg:x2="11.4cm" svg:y2="5.7cm" draw:start-shape="id4" draw:start-glue-point="2" draw:end-shape="id5" draw:end-glue-point="3" svg:d="m4570 3300c0 1600 2276 2400 6830 2400" svg:viewBox="0 0 6831 2401">
          <text:p/>
        </draw:connector>
        <draw:connector draw:style-name="gr3" draw:text-style-name="P4" draw:layer="layout" draw:type="curve" svg:x1="4.05cm" svg:y1="3.3cm" svg:x2="13.9cm" svg:y2="14.3cm" draw:start-shape="id6" draw:start-glue-point="2" draw:end-shape="id7" draw:end-glue-point="3" svg:d="m4050 3300c0 7334 3283 11000 9850 11000" svg:viewBox="0 0 9851 11001">
          <text:p/>
        </draw:connector>
        <draw:custom-shape draw:style-name="gr2" draw:text-style-name="P1" xml:id="id8" draw:id="id8" draw:layer="layout" svg:width="9.777cm" svg:height="2.1cm" svg:x="20.923cm" svg:y="5.188cm">
          <text:p text:style-name="P3"><text:span text:style-name="T1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1" draw:layer="layout" svg:width="9.777cm" svg:height="2.1cm" svg:x="20.682cm" svg:y="4.788cm">
          <text:p text:style-name="P3"><text:span text:style-name="T1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1" draw:layer="layout" svg:width="9.777cm" svg:height="2.1cm" svg:x="20.272cm" svg:y="4.388cm">
          <text:p text:style-name="P3"><text:span text:style-name="T1">NetBSD original cod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4" draw:layer="layout" draw:type="curve" svg:x1="25.812cm" svg:y1="7.288cm" svg:x2="19.13cm" svg:y2="12.688cm" draw:start-shape="id8" draw:start-glue-point="6" draw:end-shape="id9" draw:end-glue-point="0" svg:d="m25812 7288c0 4089-6682 1389-6682 5400" svg:viewBox="0 0 6683 5401">
          <text:p/>
        </draw:connector>
        <draw:connector draw:style-name="gr3" draw:text-style-name="P4" draw:layer="layout" draw:type="curve" svg:x1="18.85cm" svg:y1="15.9cm" svg:x2="18.85cm" svg:y2="17.8cm" draw:start-shape="id7" draw:start-glue-point="2" draw:end-shape="id10" svg:d="m18850 15900v1900" svg:viewBox="0 0 1 1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2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3-01T10:10:34.214646709</meta:creation-date>
    <dc:date>2014-03-01T10:28:33.068399863</dc:date>
    <dc:creator>Okabe Kiwamu</dc:creator>
    <meta:editing-duration>PT17M17S</meta:editing-duration>
    <meta:editing-cycles>34</meta:editing-cycles>
    <meta:generator>LibreOffice/4.1.5.3$Linux_X86_64 LibreOffice_project/410m0$Build-3</meta:generator>
    <meta:document-statistic meta:object-count="24"/>
  </office:meta>
</office:document-meta>
</file>